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60bcb" officeooo:paragraph-rsid="00160bcb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60bcb" officeooo:paragraph-rsid="00160bc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d7e8b" officeooo:paragraph-rsid="001d7e8b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60bcb" officeooo:paragraph-rsid="00160bcb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60bcb" officeooo:paragraph-rsid="0018e2c2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d7e8b" officeooo:paragraph-rsid="001d7e8b" style:font-size-asian="14pt" style:font-weight-asian="normal" style:font-size-complex="16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officeooo:paragraph-rsid="001d7e8b"/>
    </style:style>
    <style:style style:name="P8" style:family="paragraph" style:parent-style-name="Preformatted_20_Text">
      <style:paragraph-properties fo:text-align="start" style:justify-single-word="false"/>
      <style:text-properties officeooo:paragraph-rsid="001d7e8b"/>
    </style:style>
    <style:style style:name="T1" style:family="text">
      <style:text-properties officeooo:rsid="0018e2c2"/>
    </style:style>
    <style:style style:name="T2" style:family="text">
      <style:text-properties officeooo:rsid="001ced0e"/>
    </style:style>
    <style:style style:name="T3" style:family="text">
      <style:text-properties officeooo:rsid="001d7e8b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Liberation Serif" fo:font-size="16pt" fo:font-weight="normal" officeooo:rsid="001ee733" style:font-size-asian="16pt" style:font-weight-asian="normal" style:font-size-complex="16pt" style:font-weight-complex="normal"/>
    </style:style>
    <style:style style:name="T9" style:family="text">
      <style:text-properties style:font-name="Liberation Serif" fo:font-size="16pt" style:font-size-asian="16pt" style:font-size-complex="16pt"/>
    </style:style>
    <style:style style:name="T10" style:family="text">
      <style:text-properties style:font-name="Liberation Serif" fo:font-size="16pt" officeooo:rsid="001ee733" style:font-size-asian="16pt" style:font-size-complex="16pt"/>
    </style:style>
    <style:style style:name="T11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Liberation Serif" fo:font-size="16pt" fo:font-weight="bold" officeooo:rsid="001ee733" style:font-size-asian="16pt" style:font-weight-asian="bold" style:font-size-complex="16pt" style:font-weight-complex="bold"/>
    </style:style>
    <style:style style:name="T13" style:family="text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T14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15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6" style:family="text">
      <style:text-properties style:font-name="Liberation Serif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Base de Datos</text:p>
      <text:p text:style-name="P1"/>
      <text:p text:style-name="P1">Jesus Ballesta Bernabé 1ºDAM</text:p>
      <text:p text:style-name="P1"/>
      <text:p text:style-name="P1"/>
      <text:p text:style-name="P2">1.-Obtener todos los números de piezas de las piezas del catalogo. (20)</text:p>
      <text:p text:style-name="P2"/>
      <text:p text:style-name="P4">Select numpieza </text:p>
      <text:p text:style-name="P4">from proveedores.pieza;</text:p>
      <text:p text:style-name="P2"/>
      <text:p text:style-name="P2"/>
      <text:p text:style-name="P2">2.-Número y nombre de todas las piezas con un precio de venta menor que 1000. (4)</text:p>
      <text:p text:style-name="P2"/>
      <text:p text:style-name="P4">Select numpieza, nompieza, preciovent </text:p>
      <text:p text:style-name="P4">from proveedores.pieza </text:p>
      <text:p text:style-name="P4">where preciovent &lt; 1000</text:p>
      <text:p text:style-name="P2"/>
      <text:p text:style-name="P2"/>
      <text:p text:style-name="P2">3.-Número, nombre y precio de venta de las piezas de precio de venta mayor que 1000 y menor que 10000, ordenadas de menor a mayor precio. (4)</text:p>
      <text:p text:style-name="P2"/>
      <text:p text:style-name="P4">Select numpieza, nompieza, preciovent </text:p>
      <text:p text:style-name="P4">from proveedores.pieza </text:p>
      <text:p text:style-name="P4">where preciovent &gt; 1000 AND preciovent &lt; 10000</text:p>
      <text:p text:style-name="P4">order by preciovent as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4.-Para cada pieza suministrada, obtener el número de pieza y el descuento, en orden descendente del valor de descuento. (49)</text:p>
      <text:p text:style-name="P2"/>
      <text:p text:style-name="P4">Select numpieza, descuento</text:p>
      <text:p text:style-name="P4">from proveedores.preciosum</text:p>
      <text:p text:style-name="P4">order by descuento desc</text:p>
      <text:p text:style-name="P4"/>
      <text:p text:style-name="P4"/>
      <text:p text:style-name="P2">5.-Nombre de los vendedores con número de vendedor menor que 6. (5)</text:p>
      <text:p text:style-name="P2"/>
      <text:p text:style-name="P4">Select nomvend</text:p>
      <text:p text:style-name="P4">from proveedores.vendedor</text:p>
      <text:p text:style-name="P4">where numvend &lt; 6</text:p>
      <text:p text:style-name="P2"/>
      <text:p text:style-name="P2">6.-Modifica la consulta anterior para eliminar duplicados. (4)</text:p>
      <text:p text:style-name="P2"/>
      <text:p text:style-name="P4">Select distinct nomvend</text:p>
      <text:p text:style-name="P4">from proveedores.vendedor</text:p>
      <text:p text:style-name="P4">where numvend &lt; 6</text:p>
      <text:p text:style-name="P2"/>
      <text:p text:style-name="P2">7.-Número de vendedor y nombre de los vendedores con número de vendedor menor que 6. (5)</text:p>
      <text:p text:style-name="P2"/>
      <text:p text:style-name="P4">Select numvend, nomvend </text:p>
      <text:p text:style-name="P4">from proveedores.vendedor</text:p>
      <text:p text:style-name="P4">where numvend &lt; 6</text:p>
      <text:p text:style-name="P2"/>
      <text:p text:style-name="P2"/>
      <text:p text:style-name="P2">8.-Obtener todos los números de los vendedores que suministren alguna pieza. (12)</text:p>
      <text:p text:style-name="P2"/>
      <text:p text:style-name="P4">Select distinct numvend</text:p>
      <text:p text:style-name="P4">from proveedores.preciosum</text:p>
      <text:p text:style-name="P4"/>
      <text:p text:style-name="P4"/>
      <text:p text:style-name="P4"/>
      <text:p text:style-name="P4"/>
      <text:p text:style-name="P2"/>
      <text:p text:style-name="P2"><text:soft-page-break/>9.-Vendedores de la provincia de Alicante. (10)</text:p>
      <text:p text:style-name="P2"/>
      <text:p text:style-name="P4">Select nomvend, provincia</text:p>
      <text:p text:style-name="P4">from proveedores.vendedor</text:p>
      <text:p text:style-name="P4">where provincia LIKE "ALICANTE"</text:p>
      <text:p text:style-name="P4"/>
      <text:p text:style-name="P2">10.-Nombre y empresa de los vendedores de la Comunidad Valenciana. (15)</text:p>
      <text:p text:style-name="P2"/>
      <text:p text:style-name="P4">Select nomvend, nombrecomer, provincia</text:p>
      <text:p text:style-name="P4">from proveedores.vendedor</text:p>
      <text:p text:style-name="P4">where provincia LIKE "ALICANTE" OR provincia LIKE "VALENCIA"</text:p>
      <text:p text:style-name="P4"/>
      <text:p text:style-name="P4"/>
      <text:p text:style-name="P2">11.-Números de los vendedores y días que tardan en suministrar la pieza “P-0001-33" (5)</text:p>
      <text:p text:style-name="P2"/>
      <text:p text:style-name="P4">Select numvend, diassum</text:p>
      <text:p text:style-name="P4">from proveedores.preciosum</text:p>
      <text:p text:style-name="P4">where numpieza LIKE "P-0001-33"</text:p>
      <text:p text:style-name="P4"/>
      <text:p text:style-name="P4"/>
      <text:p text:style-name="P2">12.-Códigos de pieza suministrados en el pedido 1, ordenados de mayor a menor precio de compra. (5)</text:p>
      <text:p text:style-name="P2"/>
      <text:p text:style-name="P4">Select numpieza</text:p>
      <text:p text:style-name="P4">from proveedores.linped</text:p>
      <text:p text:style-name="P4">where numpedido = "1"</text:p>
      <text:p text:style-name="P4">order by preciocompra desc</text:p>
      <text:p text:style-name="P4"/>
      <text:p text:style-name="P2">13.-Números de pedido y números de vendedor que lo suministraron el 15 de octubre de 1992. (1)</text:p>
      <text:p text:style-name="P2"/>
      <text:p text:style-name="P4">Select *</text:p>
      <text:p text:style-name="P4">from proveedores.pedido</text:p>
      <text:p text:style-name="P4">where fecha LIKE "1992-10-15"</text:p>
      <text:p text:style-name="P2"/>
      <text:p text:style-name="P2"/>
      <text:p text:style-name="P2"/>
      <text:p text:style-name="P2"><text:soft-page-break/></text:p>
      <text:p text:style-name="P2">14.-Códigos de pieza que tienen descuento. (17)</text:p>
      <text:p text:style-name="P2"/>
      <text:p text:style-name="P4">Select numpieza, descuento</text:p>
      <text:p text:style-name="P4">from proveedores.preciosum</text:p>
      <text:p text:style-name="P4">where descuento IS NOT NULL</text:p>
      <text:p text:style-name="P2"/>
      <text:p text:style-name="P2">15.-Códigos de pieza, de suministrador y precio de suministro ordenados por código de vendedor y código de pieza. (49)</text:p>
      <text:p text:style-name="P2"/>
      <text:p text:style-name="P4">Select numpieza, numvend, preciounit</text:p>
      <text:p text:style-name="P4">from proveedores.preciosum</text:p>
      <text:p text:style-name="P4">ORDER BY numpieza, numvend ASC</text:p>
      <text:p text:style-name="P4"/>
      <text:p text:style-name="P2">16.-Obtener el número de pieza y las provincias dónde residen sus suministradores. Ordenar en orden descendente por número de pieza. (49)</text:p>
      <text:p text:style-name="P2"/>
      <text:p text:style-name="P4">USE proveedores;</text:p>
      <text:p text:style-name="P4"/>
      <text:p text:style-name="P4">SELECT P.numpieza, V.provincia</text:p>
      <text:p text:style-name="P4">FROM pieza P</text:p>
      <text:p text:style-name="P4">JOIN preciosum PS ON P.numpieza = PS.numpieza</text:p>
      <text:p text:style-name="P4">JOIN vendedor V ON PS.numvend = V.numvend</text:p>
      <text:p text:style-name="P4">ORDER BY P.numpieza DESC;</text:p>
      <text:p text:style-name="P2"/>
      <text:p text:style-name="P2">17.-Modifica la consulta anterior para eliminar duplicados. (32)</text:p>
      <text:p text:style-name="P2"/>
      <text:p text:style-name="P4">USE proveedores;</text:p>
      <text:p text:style-name="P4"/>
      <text:p text:style-name="P4">SELECT distinct P.numpieza, V.provincia</text:p>
      <text:p text:style-name="P4">FROM pieza P</text:p>
      <text:p text:style-name="P4">JOIN preciosum PS ON P.numpieza = PS.numpieza</text:p>
      <text:p text:style-name="P4">JOIN vendedor V ON PS.numvend = V.numvend</text:p>
      <text:p text:style-name="P4">ORDER BY P.numpieza DESC;</text:p>
      <text:p text:style-name="P4"/>
      <text:p text:style-name="P4"/>
      <text:p text:style-name="P4"/>
      <text:p text:style-name="P4"/>
      <text:p text:style-name="P2"><text:soft-page-break/>18.-Listar el nombre y número de las piezas. (20)</text:p>
      <text:p text:style-name="P2"/>
      <text:p text:style-name="P4">USE proveedores;</text:p>
      <text:p text:style-name="P4"/>
      <text:p text:style-name="P4">SELECT numpieza, nompieza</text:p>
      <text:p text:style-name="P4">FROM pieza</text:p>
      <text:p text:style-name="P2"/>
      <text:p text:style-name="P2"/>
      <text:p text:style-name="P2">19.-Obtener el nombre y número de proveedores de la provincia de Valencia. (5)</text:p>
      <text:p text:style-name="P2"/>
      <text:p text:style-name="P4">USE proveedores;</text:p>
      <text:p text:style-name="P4"/>
      <text:p text:style-name="P4">SELECT numvend, nomvend, provincia</text:p>
      <text:p text:style-name="P4">FROM vendedor</text:p>
      <text:p text:style-name="P4">WHERE provincia LIKE "Valencia"</text:p>
      <text:p text:style-name="P4"/>
      <text:p text:style-name="P2"/>
      <text:p text:style-name="P2"/>
      <text:p text:style-name="P2">20.-Obtener el nombre y número de proveedores de la provincia de Valencia a los que se les ha solicitado un pedido. (1)</text:p>
      <text:p text:style-name="P2"/>
      <text:p text:style-name="P4">USE proveedores;</text:p>
      <text:p text:style-name="P4"/>
      <text:p text:style-name="P4">SELECT V.nomvend, P.numvend</text:p>
      <text:p text:style-name="P4">FROM pedido P</text:p>
      <text:p text:style-name="P4">JOIN vendedor V ON P.numvend = V.numvend</text:p>
      <text:p text:style-name="P4">WHERE provincia LIKE "Valencia"</text:p>
      <text:p text:style-name="P2"/>
      <text:p text:style-name="P2"/>
      <text:p text:style-name="P2">21.-Obtener los números de línea, nombre de la pieza, unidades pedidas y su precio de compra del pedido número 1. (5)</text:p>
      <text:p text:style-name="P2"/>
      <text:p text:style-name="P4">USE proveedores;</text:p>
      <text:p text:style-name="P4"/>
      <text:p text:style-name="P4">SELECT L.numlinea, P.nompieza, L.cantpedida, L.preciocompra</text:p>
      <text:p text:style-name="P4">FROM pieza P</text:p>
      <text:p text:style-name="P4">JOIN linped L ON P.numpieza = L.numpieza</text:p>
      <text:p text:style-name="P4">WHERE L.numpedido LIKE "1"</text:p>
      <text:p text:style-name="P2"><text:soft-page-break/>22.-Obtener todas las piezas que, se recuenten el 15/10/92. (3)</text:p>
      <text:p text:style-name="P2"/>
      <text:p text:style-name="P4">USE proveedores;</text:p>
      <text:p text:style-name="P4"/>
      <text:p text:style-name="P4">SELECT numpieza</text:p>
      <text:p text:style-name="P4">FROM inventario</text:p>
      <text:p text:style-name="P4">WHERE fecharecuento LIKE "1992-10-15"</text:p>
      <text:p text:style-name="P4"/>
      <text:p text:style-name="P4"/>
      <text:p text:style-name="P2">23.-Obtener número y nombre de todas las piezas recibidas el 10 de Mayo de 1992. (4)</text:p>
      <text:p text:style-name="P2"/>
      <text:p text:style-name="P4">USE proveedores;</text:p>
      <text:p text:style-name="P4"/>
      <text:p text:style-name="P4">SELECT L.numpieza, L.fecharecep, P.nompieza</text:p>
      <text:p text:style-name="P4">FROM pieza P</text:p>
      <text:p text:style-name="P4">JOIN linped L ON P.numpieza = L.numpieza</text:p>
      <text:p text:style-name="P4">WHERE L.fecharecep LIKE "1992-05-10"</text:p>
      <text:p text:style-name="P2"/>
      <text:p text:style-name="P2"/>
      <text:p text:style-name="P2">24.-Precio unitario del número de pieza A-1001-L y el vendedor 100. (1)</text:p>
      <text:p text:style-name="P2"/>
      <text:p text:style-name="P4">USE proveedores;</text:p>
      <text:p text:style-name="P4"/>
      <text:p text:style-name="P4">SELECT preciovent</text:p>
      <text:p text:style-name="P4">FROM pieza P</text:p>
      <text:p text:style-name="P4">JOIN preciosum PR ON P.numpieza = PR.numpieza</text:p>
      <text:p text:style-name="P4">JOIN vendedor V ON PR.numvend = V.numvend</text:p>
      <text:p text:style-name="P4">WHERE PR.numpieza LIKE "A-1001-L" AND V.numvend LIKE "100"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25.-Nombres de proveedores que suministren la pieza numero A-1001-L. (4)</text:p>
      <text:p text:style-name="P2"/>
      <text:p text:style-name="P4">USE proveedores;</text:p>
      <text:p text:style-name="P4"/>
      <text:p text:style-name="P4">SELECT V.nomvend</text:p>
      <text:p text:style-name="P4">FROM preciosum P</text:p>
      <text:p text:style-name="P4">JOIN vendedor V ON P.numvend = V.numvend</text:p>
      <text:p text:style-name="P4">WHERE P.numpieza LIKE "A-1001-L"</text:p>
      <text:p text:style-name="P4"/>
      <text:p text:style-name="P4"/>
      <text:p text:style-name="P2">26.-Obtener número y nombre de vendedores que hayan realizado algún pedido. (4)</text:p>
      <text:p text:style-name="P2"/>
      <text:p text:style-name="P4">USE proveedores;</text:p>
      <text:p text:style-name="P4"/>
      <text:p text:style-name="P4">SELECT distinct V.numvend, V.nomvend</text:p>
      <text:p text:style-name="P4">FROM vendedor V</text:p>
      <text:p text:style-name="P4">JOIN pedido P ON V.numvend = P.numvend</text:p>
      <text:p text:style-name="P4"/>
      <text:p text:style-name="P4"/>
      <text:p text:style-name="P2">27.-Listar nombre, teléfono, y ciudad del vendedor que suministra piezas con valor mayor de 10000. (9)</text:p>
      <text:p text:style-name="P2"/>
      <text:p text:style-name="P4">USE proveedores;</text:p>
      <text:p text:style-name="P4"/>
      <text:p text:style-name="P4">SELECT distinct V.nomvend, V.telefono, V.ciudad</text:p>
      <text:p text:style-name="P4">FROM pieza P</text:p>
      <text:p text:style-name="P4">JOIN preciosum PR ON P.numpieza = PR.numpieza</text:p>
      <text:p text:style-name="P4">JOIN vendedor V ON PR.numvend = V.numvend</text:p>
      <text:p text:style-name="P4">WHERE PR.preciounit &gt; 1000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8.-Nombre y número de los vendedores que suministran piezas con un descuento mayor al 10%. (6)</text:p>
      <text:p text:style-name="P2"/>
      <text:p text:style-name="P4">USE proveedores;</text:p>
      <text:p text:style-name="P4"/>
      <text:p text:style-name="P4">SELECT distinct V.numvend, V.nomvend</text:p>
      <text:p text:style-name="P4">FROM preciosum P</text:p>
      <text:p text:style-name="P4">JOIN vendedor V ON P.numvend = V.numvend</text:p>
      <text:p text:style-name="P4">WHERE P.descuento &gt; 10</text:p>
      <text:p text:style-name="P2"/>
      <text:p text:style-name="P2"/>
      <text:p text:style-name="P2">29.-Obtener los números de pedido del vendedor número 1. (3)</text:p>
      <text:p text:style-name="P2"/>
      <text:p text:style-name="P4">USE proveedores;</text:p>
      <text:p text:style-name="P4"/>
      <text:p text:style-name="P4">SELECT distinct P.numpedido, V.nomvend</text:p>
      <text:p text:style-name="P4">FROM vendedor V</text:p>
      <text:p text:style-name="P4">JOIN pedido P ON V.numvend = P.numvend</text:p>
      <text:p text:style-name="P4">WHERE V.numvend LIKE "1"</text:p>
      <text:p text:style-name="P4"/>
      <text:p text:style-name="P4"/>
      <text:p text:style-name="P2">30.-Listar los vendedores(nombre y empresa) ordenados alfabéticamente en orden descendente. (22)</text:p>
      <text:p text:style-name="P2"/>
      <text:p text:style-name="P5">USE proveedores;</text:p>
      <text:p text:style-name="P5"/>
      <text:p text:style-name="P5">SELECT nomvend, nombrecomer</text:p>
      <text:p text:style-name="P5">FROM vendedor</text:p>
      <text:p text:style-name="P5">ORDER BY nomvend DES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31.-Igual que el anterior pero en orden ascendente. (22)</text:p>
      <text:p text:style-name="P2"/>
      <text:p text:style-name="P5">USE proveedores;</text:p>
      <text:p text:style-name="P5"/>
      <text:p text:style-name="P5">SELECT nomvend, nombrecomer</text:p>
      <text:p text:style-name="P5">FROM vendedor</text:p>
      <text:p text:style-name="P5">ORDER BY nomvend <text:span text:style-name="T1">ASC</text:span></text:p>
      <text:p text:style-name="P4"/>
      <text:p text:style-name="P2">32.-Obtener los números de pieza suministrados por algún vendedor. (19)</text:p>
      <text:p text:style-name="P2"/>
      <text:p text:style-name="P4">USE proveedores;</text:p>
      <text:p text:style-name="P4"/>
      <text:p text:style-name="P4">SELECT distinct P.numpieza</text:p>
      <text:p text:style-name="P4">FROM preciosum P</text:p>
      <text:p text:style-name="P4">JOIN vendedor V ON P.numvend = V.numvend</text:p>
      <text:p text:style-name="P4"/>
      <text:p text:style-name="P4"/>
      <text:p text:style-name="P2">33.-Número y nombre de las piezas que suministran el vendedor número 2 y el 4 (no necesariamente las suministran los dos a la vez). (8)</text:p>
      <text:p text:style-name="P2"/>
      <text:p text:style-name="P4">USE proveedores;</text:p>
      <text:p text:style-name="P4"/>
      <text:p text:style-name="P4">SELECT distinct P.numpieza, P.nompieza</text:p>
      <text:p text:style-name="P4">FROM pieza P</text:p>
      <text:p text:style-name="P4">JOIN preciosum PR ON P.numpieza = PR.numpieza</text:p>
      <text:p text:style-name="P4">JOIN vendedor V ON PR.numvend = V.numvend</text:p>
      <text:p text:style-name="P4">WHERE V.numvend = "2" OR V.numvend = "4"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34.-Nombre de las piezas que suministran los vendedores de la empresa HARW S.A. (11)</text:p>
      <text:p text:style-name="P2"/>
      <text:p text:style-name="P2">USE proveedores;</text:p>
      <text:p text:style-name="P2"/>
      <text:p text:style-name="P4">SELECT P.nompieza</text:p>
      <text:p text:style-name="P4">FROM pieza P</text:p>
      <text:p text:style-name="P4">JOIN preciosum PR ON P.numpieza = PR.numpieza</text:p>
      <text:p text:style-name="P4">JOIN vendedor V ON PR.numvend = V.numvend</text:p>
      <text:p text:style-name="P4">WHERE V.<text:span text:style-name="T1">nombrecomer</text:span> LIKE "HARW S.A"</text:p>
      <text:p text:style-name="P4"/>
      <text:p text:style-name="P4"/>
      <text:p text:style-name="P2">35.-Nombre de los vendedores que han servido alguna pieza en menos tiempo que el ofertado. ( 1 registro: LUCIANO BLAZQUEZ VAZQUEZ) </text:p>
      <text:p text:style-name="P2"/>
      <text:p text:style-name="P4">USE proveedores;</text:p>
      <text:p text:style-name="P4"/>
      <text:p text:style-name="P4">SELECT distinct <text:s/>v.nomvend</text:p>
      <text:p text:style-name="P4">FROM vendedor v</text:p>
      <text:p text:style-name="P4">JOIN preciosum ps on ps.numvend = v.numvend</text:p>
      <text:p text:style-name="P4">JOIN pieza pi on ps.numpieza = pi.numpieza</text:p>
      <text:p text:style-name="P4">JOIN pedido p on p.numvend = v.numvend</text:p>
      <text:p text:style-name="P4">JOIN linped lp on lp.numpedido = p.numpedido</text:p>
      <text:p text:style-name="P4">JOIN pieza on lp.numpieza = pi.numpieza</text:p>
      <text:p text:style-name="P4">where (datediff(fecharecep, fecha)) &lt; ps.diassum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6.-Número, nombre y precio de venta de las piezas que han sido suministradas en un pedido servido por el vendedor número 1. (6)</text:p>
      <text:p text:style-name="P2"/>
      <text:p text:style-name="P4">USE proveedores;</text:p>
      <text:p text:style-name="P4"/>
      <text:p text:style-name="P4">SELECT distinct pi.numpieza, pi.nompieza, pi.preciovent</text:p>
      <text:p text:style-name="P4">FROM vendedor v</text:p>
      <text:p text:style-name="P4">JOIN pedido p ON v.numvend = p.numvend</text:p>
      <text:p text:style-name="P4">JOIN linped l ON p.numpedido = l.numpedido</text:p>
      <text:p text:style-name="P4">JOIN pieza pi ON l.numpieza = pi.numpieza</text:p>
      <text:p text:style-name="P4">WHERE v.numvend = "1"</text:p>
      <text:p text:style-name="P2"/>
      <text:p text:style-name="P2">37.-Nombre del vendedor, número, nombre y preciovent de la pieza que ha sido comprada a un precio mayor que el estipulado en la lista de precios de suministro. (4)</text:p>
      <text:p text:style-name="P2"/>
      <text:p text:style-name="P4">USE proveedores;</text:p>
      <text:p text:style-name="P4"/>
      <text:p text:style-name="P4">SELECT distinct V.nomvend, P.numpieza, P.nompieza, P.preciovent</text:p>
      <text:p text:style-name="P4">FROM vendedor V</text:p>
      <text:p text:style-name="P4">JOIN pedido PE ON V.numvend = PE.numvend</text:p>
      <text:p text:style-name="P4">JOIN linped LP ON PE.numpedido = LP.numpedido</text:p>
      <text:p text:style-name="P4">JOIN pieza P ON LP.numpieza = P.numpieza</text:p>
      <text:p text:style-name="P4">JOIN preciosum PS ON P.numpieza = PS.numpieza</text:p>
      <text:p text:style-name="P4">JOIN vendedor ON V.numvend = PS.numvend</text:p>
      <text:p text:style-name="P4">WHERE LP.preciocompra &gt; PS.preciouni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8.-Número de pieza y número y nombre de vendedor de aquellas piezas cuyo precio de venta es mayor que 5000 o su descuento de suministro es mayor que 10. (35)</text:p>
      <text:p text:style-name="P2"/>
      <text:p text:style-name="P4">USE proveedores;</text:p>
      <text:p text:style-name="P4"/>
      <text:p text:style-name="P4">SELECT pi.numpieza, v.numvend, v.nomvend</text:p>
      <text:p text:style-name="P4">FROM vendedor v</text:p>
      <text:p text:style-name="P4">JOIN preciosum ps on v.numvend = ps.numvend</text:p>
      <text:p text:style-name="P4">JOIN pieza pi on ps.numpieza = pi.numpieza</text:p>
      <text:p text:style-name="P4">WHERE pi.preciovent &gt; 5000 OR ps.descuento &gt; 10</text:p>
      <text:p text:style-name="P2"/>
      <text:p text:style-name="P2">39.-Obtener el número y el nombre del vendedor así como, el número y nombre de las piezas de precio unitario mayor que 20000 que suministren, ordenados por número y nombre de vendedor y por nombre de la pieza. (8)</text:p>
      <text:p text:style-name="P2"/>
      <text:p text:style-name="P4">USE proveedores;</text:p>
      <text:p text:style-name="P4"/>
      <text:p text:style-name="P4">SELECT v.numvend, v.nomvend, pi.numpieza, pi.nompieza</text:p>
      <text:p text:style-name="P4">FROM vendedor v</text:p>
      <text:p text:style-name="P4">JOIN preciosum ps on v.numvend = ps.numvend</text:p>
      <text:p text:style-name="P4">JOIN pieza pi on ps.numpieza = pi.numpieza</text:p>
      <text:p text:style-name="P4">WHERE ps.preciounit &gt; 20000</text:p>
      <text:p text:style-name="P4">ORDER BY v.numvend ASC, v.nomvend ASC, pi.numpieza AS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0.-Pedidos y datos del vendedor cuya fecha de pedido no sea el 22 de octubre de 1992. (6)</text:p>
      <text:p text:style-name="P2"/>
      <text:p text:style-name="P4">USE proveedores;</text:p>
      <text:p text:style-name="P4"/>
      <text:p text:style-name="P4">SELECT v.numvend, v.nomvend, p.numpedido</text:p>
      <text:p text:style-name="P4">FROM vendedor v</text:p>
      <text:p text:style-name="P4">JOIN pedido p on v.numvend = p.numvend</text:p>
      <text:p text:style-name="P4">WHERE p.fecha NOT LIKE "1992-10-22"</text:p>
      <text:p text:style-name="P2"/>
      <text:p text:style-name="P2"/>
      <text:p text:style-name="P2"/>
      <text:p text:style-name="P2">41.-Precios de suministro de las piezas “DD-0001-210” y “FD-0001-144”, y número y nombre de los vendedores que las suministran. (6)</text:p>
      <text:p text:style-name="P2"/>
      <text:p text:style-name="P4"><text:s text:c="2"/>USE proveedores;</text:p>
      <text:p text:style-name="P4"/>
      <text:p text:style-name="P4">SELECT ps.numpieza, ps.preciounit, v.numvend, v.nomvend</text:p>
      <text:p text:style-name="P4">FROM vendedor v</text:p>
      <text:p text:style-name="P4">JOIN preciosum ps on v.numvend = ps.numvend</text:p>
      <text:p text:style-name="P4">WHERE ps.numpieza LIKE "DD-0001-210" OR <text:s/>ps.numpieza LIKE "FD-0001-144" </text:p>
      <text:p text:style-name="P4"/>
      <text:p text:style-name="P4"/>
      <text:p text:style-name="P2">COMPARADORES DE CADENA</text:p>
      <text:p text:style-name="P2"/>
      <text:p text:style-name="P2">42.-Lista las piezas (nombre) suministradas por aquellos proveedores cuyo nombre empiece por S. (3)</text:p>
      <text:p text:style-name="P2"/>
      <text:p text:style-name="P4">USE proveedores;</text:p>
      <text:p text:style-name="P4"/>
      <text:p text:style-name="P4">SELECT pi.nompieza, v.nomvend</text:p>
      <text:p text:style-name="P4">FROM vendedor v</text:p>
      <text:p text:style-name="P4">JOIN preciosum ps on v.numvend = ps.numvend</text:p>
      <text:p text:style-name="P4">JOIN pieza pi on ps.numpieza = pi.numpieza</text:p>
      <text:p text:style-name="P4">WHERE v.nomvend LIKE "S%"</text:p>
      <text:p text:style-name="P2"/>
      <text:p text:style-name="P2"/>
      <text:p text:style-name="P2"/>
      <text:p text:style-name="P2"><text:soft-page-break/>43.-Obtener el nombre de las piezas suministradas por aquellos proveedores cuyo nombre empiece por S y tengan como primer apellido MARTIN o PLA. (2)</text:p>
      <text:p text:style-name="P2"/>
      <text:p text:style-name="P2">USE proveedores;</text:p>
      <text:p text:style-name="P2"/>
      <text:p text:style-name="P4">SELECT pi.nompieza, v.nomvend</text:p>
      <text:p text:style-name="P4">FROM vendedor v</text:p>
      <text:p text:style-name="P4">JOIN preciosum ps on v.numvend = ps.numvend</text:p>
      <text:p text:style-name="P4">JOIN pieza pi on ps.numpieza = pi.numpieza</text:p>
      <text:p text:style-name="P4">WHERE v.nomvend LIKE "S%" AND (v.nomvend LIKE "% MARTIN %" OR v.nomvend LIKE "% PLA %")</text:p>
      <text:p text:style-name="P2"/>
      <text:p text:style-name="P2"/>
      <text:p text:style-name="P2">44.-Número y nombre de los vendedores cuyo nombre comience por J y contenga al menos otra J. (2)</text:p>
      <text:p text:style-name="P2"/>
      <text:p text:style-name="P4">USE proveedores;</text:p>
      <text:p text:style-name="P4"/>
      <text:p text:style-name="P4">SELECT numvend, nomvend</text:p>
      <text:p text:style-name="P4">FROM vendedor</text:p>
      <text:p text:style-name="P4">WHERE nomvend LIKE "J%J%" </text:p>
      <text:p text:style-name="P2"/>
      <text:p text:style-name="P2"/>
      <text:p text:style-name="P2">45.-Nombres de los vendedores que termina su nombre por Z. (5)</text:p>
      <text:p text:style-name="P2"/>
      <text:p text:style-name="P4">USE proveedores;</text:p>
      <text:p text:style-name="P4"/>
      <text:p text:style-name="P4">SELECT nomvend</text:p>
      <text:p text:style-name="P4">FROM vendedor</text:p>
      <text:p text:style-name="P4">WHERE nomvend LIKE "%z"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46.-Nombres de los vendedores que se apellidan MARTINEZ. (5)</text:p>
      <text:p text:style-name="P2"/>
      <text:p text:style-name="P4">USE proveedores;</text:p>
      <text:p text:style-name="P4"/>
      <text:p text:style-name="P4">SELECT nomvend</text:p>
      <text:p text:style-name="P4">FROM vendedor</text:p>
      <text:p text:style-name="P4">WHERE nomvend LIKE "% MARTINEZ" OR nomvend LIKE "% MARTINEZ %"</text:p>
      <text:p text:style-name="P4"/>
      <text:p text:style-name="P2"/>
      <text:p text:style-name="P2">47.-Nombre de los vendedores cuyo nombre empieza por M seguido de un carácter, una R y una cadena de n caracteres. (1)</text:p>
      <text:p text:style-name="P2"/>
      <text:p text:style-name="P4">USE proveedores;</text:p>
      <text:p text:style-name="P4"/>
      <text:p text:style-name="P4">SELECT nomvend</text:p>
      <text:p text:style-name="P4">FROM vendedor</text:p>
      <text:p text:style-name="P4">WHERE nomvend LIKE "M_R%n%"</text:p>
      <text:p text:style-name="P2"/>
      <text:p text:style-name="P2"/>
      <text:p text:style-name="P2">48.-Obtener los vendedores de la provincia de Valencia o Alicante que su nombre empieza por J o por M y tienen un número de vendedor entre 1 y 100. (3)</text:p>
      <text:p text:style-name="P2"/>
      <text:p text:style-name="P4">USE proveedores;</text:p>
      <text:p text:style-name="P4"/>
      <text:p text:style-name="P4">SELECT nomvend, provincia, numvend</text:p>
      <text:p text:style-name="P4">FROM vendedor</text:p>
      <text:p text:style-name="P4">WHERE (provincia LIKE "VALENCIA" OR provincia LIKE "ALICANTE") AND ((nomvend LIKE "J%" OR nomvend LIKE "M%") AND numvend BETWEEN 1 AND 100)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9.-Listar los nombres y números de vendedores así como el número y nombre de las piezas que suministran para los vendedores de la provincia de Valencia o Alicante y el número de pieza tiene una longitud de 8 caracteres. Puedes usar la función LENGTH</text:p>
      <text:p text:style-name="P2">o los caracteres comodín. (10)</text:p>
      <text:p text:style-name="P2"/>
      <text:p text:style-name="P2">USE proveedores;</text:p>
      <text:p text:style-name="P4"/>
      <text:p text:style-name="P4">SELECT V.nomvend, V.numvend, P.numpieza, P.nompieza</text:p>
      <text:p text:style-name="P4">FROM vendedor V</text:p>
      <text:p text:style-name="P4">INNER JOIN preciosum PS ON V.numvend = PS.numvend</text:p>
      <text:p text:style-name="P4">INNER JOIN pieza P ON PS.numpieza = P.numpieza</text:p>
      <text:p text:style-name="P4">WHERE (V.provincia LIKE "VALENCIA" OR V.provincia LIKE "ALICANTE")</text:p>
      <text:p text:style-name="P4">AND LENGTH(P.numpieza) = 8;</text:p>
      <text:p text:style-name="P2"/>
      <text:p text:style-name="P2"/>
      <text:p text:style-name="P2"/>
      <text:p text:style-name="P2">50.-Obtener los nombres de pieza que venden los vendedores de apellido 'García'. (5)</text:p>
      <text:p text:style-name="P2"/>
      <text:p text:style-name="P4">USE proveedores;</text:p>
      <text:p text:style-name="P4"/>
      <text:p text:style-name="P4">SELECT pi.nompieza, v.nomvend</text:p>
      <text:p text:style-name="P4">FROM vendedor v</text:p>
      <text:p text:style-name="P4">JOIN preciosum ps on v.numvend = ps.numvend</text:p>
      <text:p text:style-name="P4">JOIN pieza pi on ps.numpieza = pi.numpieza</text:p>
      <text:p text:style-name="P4">WHERE nomvend LIKE "% GARCIA" OR nomvend LIKE "% GARCIA %"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51.-Piezas que suministra algún vendedor cuyo numpieza contiene al menos una P o una A. (7)</text:p>
      <text:p text:style-name="P2"/>
      <text:p text:style-name="P4">USE proveedores;</text:p>
      <text:p text:style-name="P4"/>
      <text:p text:style-name="P4">SELECT distinct ps.numpieza</text:p>
      <text:p text:style-name="P4">FROM vendedor v</text:p>
      <text:p text:style-name="P4">JOIN preciosum ps on v.numvend = ps.numvend</text:p>
      <text:p text:style-name="P4">WHERE ps.numpieza LIKE "%P%" OR ps.numpieza LIKE "%A%"</text:p>
      <text:p text:style-name="P2"/>
      <text:p text:style-name="P2"/>
      <text:p text:style-name="P2">52.-Obtener todos los vendedores que tengan teléfono y o bien el nombre de la empresa no es S.A. o bien el nombre de la empresa empieza por HALA. (7)</text:p>
      <text:p text:style-name="P2"/>
      <text:p text:style-name="P4">USE proveedores;</text:p>
      <text:p text:style-name="P4"/>
      <text:p text:style-name="P4">SELECT nomvend, nombrecomer, telefono</text:p>
      <text:p text:style-name="P4">FROM vendedor</text:p>
      <text:p text:style-name="P4">WHERE telefono IS NOT NULL AND (nombrecomer not like "% S.A%" OR nombrecomer LIKE "HALA%")</text:p>
      <text:p text:style-name="P2"/>
      <text:p text:style-name="P2"/>
      <text:p text:style-name="P2">53.-Listar las piezas (número y nombre) con un descuento entre 1 y 10 cuyo nombre contenga una O y que las hayan vendido proveedores cuyo número oscile entre el 1 y el 1000. (1)</text:p>
      <text:p text:style-name="P2"/>
      <text:p text:style-name="P4">USE proveedores;</text:p>
      <text:p text:style-name="P4"/>
      <text:p text:style-name="P4">SELECT distinct pi.numpieza, pi.nompieza, ps.descuento, v.numvend</text:p>
      <text:p text:style-name="P4">FROM vendedor v</text:p>
      <text:p text:style-name="P4">JOIN preciosum ps on v.numvend = ps.numvend</text:p>
      <text:p text:style-name="P4">JOIN pieza pi on ps.numpieza = pi.numpieza</text:p>
      <text:p text:style-name="P4">join pedido p on p.numvend = v.numvend</text:p>
      <text:p text:style-name="P4">WHERE ps.descuento &gt; 1 and ps.descuento &lt; 10 and pi.nompieza LIKE "%O%" AND v.numvend &gt; 1 and v.numvend &lt; 1000</text:p>
      <text:p text:style-name="P2"/>
      <text:p text:style-name="P2"/>
      <text:p text:style-name="P2"><text:soft-page-break/>54.-Obtener nombre de vendedores y nombre de piezas que suministran aquellos vendedores cuyo primer apellido tiene 5 letras y el nombre de la pieza contiene un 3, ordenado en orden alfabético. (3)</text:p>
      <text:p text:style-name="P2"/>
      <text:p text:style-name="P4">USE proveedores;</text:p>
      <text:p text:style-name="P4"/>
      <text:p text:style-name="P4">SELECT distinct V.nomvend, P.nompieza</text:p>
      <text:p text:style-name="P4">FROM vendedor V</text:p>
      <text:p text:style-name="P4">INNER JOIN preciosum PS ON V.numvend = PS.numvend</text:p>
      <text:p text:style-name="P4">INNER JOIN pieza P ON PS.numpieza = P.numpieza</text:p>
      <text:p text:style-name="P4">WHERE V.nomvend LIKE "% _____ %" AND P.nompieza LIKE '%3%'</text:p>
      <text:p text:style-name="P4">ORDER BY V.nomvend, P.nompieza;</text:p>
      <text:p text:style-name="P2"/>
      <text:p text:style-name="P2"/>
      <text:p text:style-name="P2">55.-Obtener <text:span text:style-name="T2">l</text:span>os nombres de las piezas, su preciovent, el precio de suministro y el número de vendedor de aquellas piezas que son TECLADO, las suministran los vendedores 100, 300 y 400 con un precio de venta entre 1000 y 100000 y un precio unitario entre 100 y 50000. (2)</text:p>
      <text:p text:style-name="P2"/>
      <text:p text:style-name="P4">USE proveedores;</text:p>
      <text:p text:style-name="P4"/>
      <text:p text:style-name="P4">SELECT pi.nompieza, pi.preciovent, ps.preciounit, v.numvend</text:p>
      <text:p text:style-name="P4">FROM vendedor v</text:p>
      <text:p text:style-name="P4">JOIN preciosum ps on v.numvend = ps.numvend</text:p>
      <text:p text:style-name="P4">JOIN pieza pi on ps.numpieza = pi.numpieza</text:p>
      <text:p text:style-name="P4">WHERE pi.nompieza LIKE "TECLADO % %" AND v.numvend LIKE "100" </text:p>
      <text:p text:style-name="P4">AND pi.preciovenT BETWEEN "1000" AND "100000" </text:p>
      <text:p text:style-name="P4">AND ps.preciounit BETWEEN "100" AND "50000"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6.-Obtener el número de pieza y el precio de los monitores. (3)</text:p>
      <text:p text:style-name="P2"/>
      <text:p text:style-name="P4">USE proveedores;</text:p>
      <text:p text:style-name="P4"/>
      <text:p text:style-name="P4">SELECT numpieza, preciovent</text:p>
      <text:p text:style-name="P4">FROM pieza</text:p>
      <text:p text:style-name="P4">WHERE nompieza LIKE "MONITOR % %"</text:p>
      <text:p text:style-name="P4"/>
      <text:p text:style-name="P4"/>
      <text:p text:style-name="P2">57.-Nombre de las piezas suministradas desde la Comunidad Valenciana cuyo nombre contiene las cadenas IBM o SEAGATE. (5)</text:p>
      <text:p text:style-name="P2"/>
      <text:p text:style-name="P4">USE proveedores;</text:p>
      <text:p text:style-name="P4"/>
      <text:p text:style-name="P4">SELECT distinct P.nompieza</text:p>
      <text:p text:style-name="P4">FROM pieza P</text:p>
      <text:p text:style-name="P4">JOIN preciosum PS ON P.numpieza = PS.numpieza</text:p>
      <text:p text:style-name="P4">JOIN vendedor V ON PS.numvend = V.numvend</text:p>
      <text:p text:style-name="P4">WHERE (V.provincia = 'VALENCIA' OR V.provincia = 'ALICANTE')</text:p>
      <text:p text:style-name="P4">AND (P.nompieza LIKE '%IBM%' OR P.nompieza LIKE '% SEAGATE')</text:p>
      <text:p text:style-name="P2"/>
      <text:p text:style-name="P2"/>
      <text:p text:style-name="P2">58.-Obtener los vendedores que pertenecen a la empresa Harw S.A. y viven en las calles Ciscar o Salamanca. (2)</text:p>
      <text:p text:style-name="P2"/>
      <text:p text:style-name="P4">USE proveedores;</text:p>
      <text:p text:style-name="P4"/>
      <text:p text:style-name="P4">SELECT distinct nomvend</text:p>
      <text:p text:style-name="P4">FROM vendedor</text:p>
      <text:p text:style-name="P4">WHERE nombrecomer LIKE "HARW S.A." AND (calle LIKE "SALAMANCA%" OR calle LIKE "CISCAR%")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9.-Obtener nombres de vendedores y números de pieza que suministran aquellos vendedores cuyo apellido comienza por Martín. Ordénalos alfabéticamente. (7<text:span text:style-name="T3">)</text:span></text:p>
      <text:p text:style-name="P2"/>
      <text:p text:style-name="P4">USE proveedores;</text:p>
      <text:p text:style-name="P4"/>
      <text:p text:style-name="P4">SELECT distinct V.nomvend, PS.numpieza</text:p>
      <text:p text:style-name="P4">FROM vendedor V</text:p>
      <text:p text:style-name="P4">INNER JOIN preciosum PS ON V.numvend = PS.numvend</text:p>
      <text:p text:style-name="P4">WHERE V.nomvend LIKE '%MARTIN%'</text:p>
      <text:p text:style-name="P4">ORDER BY V.nomvend, PS.numpieza</text:p>
      <text:p text:style-name="P4"/>
      <text:p text:style-name="P4"/>
      <text:p text:style-name="P3">EXPRESIONES DE FECHA</text:p>
      <text:p text:style-name="P3"/>
      <text:p text:style-name="P3">60.-Obtener el número de pieza de las piezas que se recuenten el 15/10/92. (3)</text:p>
      <text:p text:style-name="P3"/>
      <text:p text:style-name="P6">USE proveedores;</text:p>
      <text:p text:style-name="P6"/>
      <text:p text:style-name="P6">SELECT numpieza</text:p>
      <text:p text:style-name="P6">FROM inventario</text:p>
      <text:p text:style-name="P6">WHERE fecharecuento = "1992-10-15"</text:p>
      <text:p text:style-name="P3"/>
      <text:p text:style-name="P3"/>
      <text:p text:style-name="P3">61.-Números de pieza de las piezas que se recuentan entre el 1 de Octubre de 1992 y el 31 de Octubre de 1992. (4)</text:p>
      <text:p text:style-name="P3"/>
      <text:p text:style-name="P6">USE proveedores;</text:p>
      <text:p text:style-name="P6"/>
      <text:p text:style-name="P6">SELECT numpieza</text:p>
      <text:p text:style-name="P6">FROM inventario</text:p>
      <text:p text:style-name="P6">WHERE fecharecuento BETWEEN "1992-10-01" AND "1992-10-30"</text:p>
      <text:p text:style-name="P3"/>
      <text:p text:style-name="P3"/>
      <text:p text:style-name="P3"/>
      <text:p text:style-name="P3"/>
      <text:p text:style-name="P3"/>
      <text:p text:style-name="P3"><text:soft-page-break/>62.-Número y fecha de los pedidos realizados en el segundo semestre del 92. (6)</text:p>
      <text:p text:style-name="P3"/>
      <text:p text:style-name="P6">USE proveedores;</text:p>
      <text:p text:style-name="P6"/>
      <text:p text:style-name="P6">SELECT numpieza</text:p>
      <text:p text:style-name="P6">FROM inventario</text:p>
      <text:p text:style-name="P6">WHERE fechaRECUENTO BETWEEN '1992-07-01' AND '1992-12-31'</text:p>
      <text:p text:style-name="P3"/>
      <text:p text:style-name="P3"/>
      <text:p text:style-name="P3">63.-Nombre de los vendedores que sirvieron piezas en la primera quincena de mayo del 92. (1)</text:p>
      <text:p text:style-name="P3"/>
      <text:p text:style-name="P6">USE proveedores;</text:p>
      <text:p text:style-name="P6"/>
      <text:p text:style-name="P6">SELECT distinct V.nomvend</text:p>
      <text:p text:style-name="P6">FROM vendedor V</text:p>
      <text:p text:style-name="P6">INNER JOIN preciosum PS ON V.numvend = PS.numvend</text:p>
      <text:p text:style-name="P6">INNER JOIN pedido P ON PS.numvend = P.numvend</text:p>
      <text:p text:style-name="P6">WHERE P.fecha BETWEEN '1992-05-01' AND '1992-05-15'</text:p>
      <text:p text:style-name="P3"/>
      <text:p text:style-name="P3"/>
      <text:p text:style-name="P3">64.-Número, nombre de vendedor y mes en que se les envió un pedido de discos duros. (2)</text:p>
      <text:p text:style-name="P3"/>
      <text:p text:style-name="P6">USE proveedores;</text:p>
      <text:p text:style-name="P6"/>
      <text:p text:style-name="P6">SELECT V.numvend, V.nomvend, MONTHNAME(P.fecha) AS mes_fecha</text:p>
      <text:p text:style-name="P6">FROM pedido P</text:p>
      <text:p text:style-name="P6">JOIN vendedor V ON P.numvend = V.numvend</text:p>
      <text:p text:style-name="P6">JOIN linped L ON P.numpedido = L.numpedido</text:p>
      <text:p text:style-name="P6">JOIN pieza PI ON L.numpieza = PI.numpieza</text:p>
      <text:p text:style-name="P6">WHERE PI.nompieza LIKE '%DISCO DURO%'</text:p>
      <text:p text:style-name="P3"/>
      <text:p text:style-name="P3"/>
      <text:p text:style-name="P3"/>
      <text:p text:style-name="P3"/>
      <text:p text:style-name="P3"/>
      <text:p text:style-name="P3"><text:soft-page-break/>65.-Años en que se ha efectuado algún recuento. (2)</text:p>
      <text:p text:style-name="P3"/>
      <text:p text:style-name="P6">USE proveedores;</text:p>
      <text:p text:style-name="P6"/>
      <text:p text:style-name="P6">SELECT distinct year(fecharecuento)</text:p>
      <text:p text:style-name="P6">FROM inventario</text:p>
      <text:p text:style-name="P6"/>
      <text:p text:style-name="P3"/>
      <text:p text:style-name="P3">66.-Número y nombre de las piezas que sirvieron los proveedores los días 10 de cada mes. (4)</text:p>
      <text:p text:style-name="P3"/>
      <text:p text:style-name="P6">USE proveedores;</text:p>
      <text:p text:style-name="P6"/>
      <text:p text:style-name="P6">SELECT p.numpieza, p.nompieza</text:p>
      <text:p text:style-name="P6">FROM pieza p</text:p>
      <text:p text:style-name="P6">JOIN linped l ON p.numpieza = l.numpieza</text:p>
      <text:p text:style-name="P6">JOIN pedido pe ON l.numpedido = pe.numpedido</text:p>
      <text:p text:style-name="P6">WHERE DAY(l.fecharecep) = 10;</text:p>
      <text:p text:style-name="P3"/>
      <text:p text:style-name="P3"/>
      <text:p text:style-name="P3"/>
      <text:p text:style-name="P3">67.-Número y descripción de las piezas que sirvieron los proveedores en el 95 (fecharecep) y cuyo precio de compra es superior al de suministro. (1)</text:p>
      <text:p text:style-name="P3"/>
      <text:p text:style-name="P6">USE proveedores;</text:p>
      <text:p text:style-name="P6"/>
      <text:p text:style-name="P6">SELECT distinct p.numpieza, p.nompieza</text:p>
      <text:p text:style-name="P6">FROM pieza p</text:p>
      <text:p text:style-name="P6">INNER JOIN linped l ON p.numpieza = l.numpieza</text:p>
      <text:p text:style-name="P6">INNER JOIN pedido pe ON l.numpedido = pe.numpedido</text:p>
      <text:p text:style-name="P6">INNER JOIN preciosum ps ON p.numpieza = ps.numpieza</text:p>
      <text:p text:style-name="P6">WHERE YEAR(l.fecharecep) = 1995 AND ps.preciounit &lt; l.preciocompra</text:p>
      <text:p text:style-name="P6"/>
      <text:p text:style-name="P3"/>
      <text:p text:style-name="P3"/>
      <text:p text:style-name="P3"/>
      <text:p text:style-name="P3"/>
      <text:p text:style-name="P3"/>
      <text:p text:style-name="P3"><text:soft-page-break/>68.-Obtener los números de pedido, precio de compra y cantidad pedida de los números de línea 1 y recibidas en fecha 10-05-92. (1)</text:p>
      <text:p text:style-name="P3"/>
      <text:p text:style-name="P6">USE proveedores;</text:p>
      <text:p text:style-name="P6"/>
      <text:p text:style-name="P6">SELECT l.numpedido, l.preciocompra, l.cantpedida</text:p>
      <text:p text:style-name="P6">FROM linped l</text:p>
      <text:p text:style-name="P6">WHERE l.numlinea = "1" AND l.fecharecep = '1992-05-10'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69.-Número y descripción de piezas que fueron recontadas en fecha anterior a la fecha de su compra(fecha del pedido) siempre que el año de compra sea como máximo el 1992. (1)</text:p>
      <text:p text:style-name="P3"/>
      <text:p text:style-name="P6">USE proveedores;</text:p>
      <text:p text:style-name="P6"/>
      <text:p text:style-name="P6">SELECT distinct p.numpieza, p.nompieza</text:p>
      <text:p text:style-name="P6">FROM pieza p</text:p>
      <text:p text:style-name="P6">JOIN linped l ON p.numpieza = l.numpieza</text:p>
      <text:p text:style-name="P6">JOIN pedido pe ON l.numpedido = pe.numpedido</text:p>
      <text:p text:style-name="P6">JOIN inventario i ON p.numpieza = i.numpieza</text:p>
      <text:p text:style-name="P6">WHERE i.fecharecuento &lt; pe.fecha AND YEAR(pe.fecha) &lt;= 199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70.-Número de pieza, descripción, fecha de recepción y cantidad recibida, de las piezas recibidas en el año 1995 y el precio de venta está entre 5000 y 10000. (2)</text:p>
      <text:p text:style-name="P3"/>
      <text:p text:style-name="P7"><text:span text:style-name="Source_20_Text"><text:span text:style-name="T7">USE proveedores;</text:span></text:span></text:p>
      <text:p text:style-name="P7"><text:span text:style-name="Source_20_Text"/></text:p>
      <text:p text:style-name="P7"><text:span text:style-name="Source_20_Text"><text:span text:style-name="T7">SELECT p.numpieza, p.nompieza, l.fecharecep, l.cantrecibida</text:span></text:span></text:p>
      <text:p text:style-name="P7"><text:span text:style-name="Source_20_Text"><text:span text:style-name="T7">FROM pieza p</text:span></text:span></text:p>
      <text:p text:style-name="P7"><text:span text:style-name="Source_20_Text"><text:span text:style-name="T7">JOIN linped l on p.numpieza = l.numpieza</text:span></text:span></text:p>
      <text:p text:style-name="P7"><text:span text:style-name="Source_20_Text"><text:span text:style-name="T7">WHERE YEAR(l.fecharecep) = 1995 AND p.preciovent BETWEEN 5000 AND 10000;</text:span>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><text:span text:style-name="T11">FUNCIONES DE AGREGADO</text:span></text:span></text:p>
      <text:p text:style-name="P7"><text:span text:style-name="Source_20_Text"><text:span text:style-name="T11">71.-Obtener la diferencia entre cantidad pedida y cantidad recibida de las líneas del pedido 1. (diferencia 2)</text:span></text:span></text:p>
      <text:p text:style-name="P7"><text:span text:style-name="Source_20_Text"/></text:p>
      <text:p text:style-name="P7"><text:span text:style-name="Source_20_Text"><text:span text:style-name="T7">USE proveedores;</text:span></text:span></text:p>
      <text:p text:style-name="P7"><text:span text:style-name="Source_20_Text"/></text:p>
      <text:p text:style-name="P7"><text:span text:style-name="Source_20_Text"><text:span text:style-name="T7">SELECT numlinea, (cantpedida - cantrecibida) AS diferencia</text:span></text:span></text:p>
      <text:p text:style-name="P7"><text:span text:style-name="Source_20_Text"><text:span text:style-name="T7">FROM linped</text:span></text:span></text:p>
      <text:p text:style-name="P7"><text:span text:style-name="Source_20_Text"><text:span text:style-name="T7">WHERE numpedido = 1;</text:span>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><text:span text:style-name="T11">72.-Media de días de diferencia entre la fecha del pedido 1 y de entrega (fecharecep) de las distintas piezas. (promedio 6 días 9:36:00)</text:span>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><text:span text:style-name="T7">USE proveedores;</text:span></text:span></text:p>
      <text:p text:style-name="P7"><text:span text:style-name="Source_20_Text"/></text:p>
      <text:p text:style-name="P7"><text:span text:style-name="Source_20_Text"><text:span text:style-name="T7">SELECT AVG(DATEDIFF(l.fecharecep, p.fecha)) AS promedio_dias</text:span></text:span></text:p>
      <text:p text:style-name="P7"><text:span text:style-name="Source_20_Text"><text:span text:style-name="T7">FROM linped l</text:span></text:span></text:p>
      <text:p text:style-name="P7"><text:span text:style-name="Source_20_Text"><text:span text:style-name="T7">JOIN pedido p ON l.numpedido = p.numpedido</text:span></text:span></text:p>
      <text:p text:style-name="P7"><text:span text:style-name="Source_20_Text"><text:span text:style-name="T7">WHERE l.numpedido = 1</text:span>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><text:span text:style-name="T11">73.-Obtener la cantidad de provincias distintas de las que tenemos conocimiento de algún proveedor. (valor 7)</text:span></text:span></text:p>
      <text:p text:style-name="P7"><text:span text:style-name="Source_20_Text"/></text:p>
      <text:p text:style-name="P7"><text:span text:style-name="Source_20_Text"><text:span text:style-name="T7">USE proveedores;</text:span></text:span></text:p>
      <text:p text:style-name="P7"><text:span text:style-name="Source_20_Text"/></text:p>
      <text:p text:style-name="P7"><text:span text:style-name="Source_20_Text"><text:span text:style-name="T7">SELECT COUNT( distinct provincia) AS cantidad_provincias</text:span></text:span></text:p>
      <text:p text:style-name="P7"><text:span text:style-name="Source_20_Text"><text:span text:style-name="T7">FROM vendedor;</text:span></text:span></text:p>
      <text:p text:style-name="P7"><text:span text:style-name="Source_20_Text"/></text:p>
      <text:p text:style-name="P7"><text:soft-page-break/><text:span text:style-name="Source_20_Text"/></text:p>
      <text:p text:style-name="P7"><text:span text:style-name="Source_20_Text"/></text:p>
      <text:p text:style-name="P7"><text:span text:style-name="Source_20_Text"><text:span text:style-name="T11">74.-Mínima diferencia entre precio de compra y precio de suministro del vendedor al que se le compró. (valor -4000)</text:span></text:span></text:p>
      <text:p text:style-name="P7"><text:span text:style-name="Source_20_Text"/></text:p>
      <text:p text:style-name="P7"><text:span text:style-name="Source_20_Text"><text:span text:style-name="T7">USE proveedores;</text:span></text:span></text:p>
      <text:p text:style-name="P7"><text:span text:style-name="Source_20_Text"/></text:p>
      <text:p text:style-name="P7"><text:span text:style-name="Source_20_Text"><text:span text:style-name="T7">SELECT MIN(l.preciocompra - ps.preciounit) AS minima_diferencia</text:span></text:span></text:p>
      <text:p text:style-name="P7"><text:span text:style-name="Source_20_Text"><text:span text:style-name="T7">FROM linped l</text:span></text:span></text:p>
      <text:p text:style-name="P7"><text:span text:style-name="Source_20_Text"><text:span text:style-name="T7">JOIN pedido p ON l.numpedido = p.numpedido</text:span></text:span></text:p>
      <text:p text:style-name="P7"><text:span text:style-name="Source_20_Text"><text:span text:style-name="T7">JOIN preciosum ps ON l.numpieza = ps.numpieza AND p.numvend = ps.numvend</text:span>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><text:span text:style-name="T11">75.-Medía de precios distintos de venta de piezas. (valor 12306,1111). Ten cuidado que la columna del Data Output sea lo suficiente grande para ver el resultado completo.</text:span></text:span></text:p>
      <text:p text:style-name="P7"><text:span text:style-name="Source_20_Text"/></text:p>
      <text:p text:style-name="P7"><text:span text:style-name="Source_20_Text"><text:span text:style-name="T7">USE proveedores;</text:span></text:span></text:p>
      <text:p text:style-name="P7"><text:span text:style-name="Source_20_Text"/></text:p>
      <text:p text:style-name="P7"><text:span text:style-name="Source_20_Text"><text:span text:style-name="T7">SELECT AVG(distinct preciovent) AS media_precios_distintos</text:span></text:span></text:p>
      <text:p text:style-name="P7"><text:span text:style-name="Source_20_Text"><text:span text:style-name="T7">FROM pieza;</text:span>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><text:span text:style-name="T11">76.-Máximo descuento (en dinero) de las piezas suministradas. (valor 5250)</text:span></text:span></text:p>
      <text:p text:style-name="P7"><text:span text:style-name="Source_20_Text"/></text:p>
      <text:p text:style-name="P7"><text:span text:style-name="Source_20_Text"><text:span text:style-name="T7">USE proveedores;</text:span></text:span></text:p>
      <text:p text:style-name="P7"><text:span text:style-name="Source_20_Text"/></text:p>
      <text:p text:style-name="P7"><text:span text:style-name="Source_20_Text"><text:span text:style-name="T7">SELECT MAX(preciounit * (descuento / 100)) AS max_descuento_en_dinero</text:span></text:span></text:p>
      <text:p text:style-name="P7"><text:span text:style-name="Source_20_Text"><text:span text:style-name="T7">FROM preciosum;</text:span>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><text:span text:style-name="T11">77.-Número, nombre y máxima diferencia entre precio de venta y precio unitario de la(s) pieza(s) que suministran los vendedores de Alicante. (19)</text:span></text:span></text:p>
      <text:p text:style-name="P7"><text:span text:style-name="Source_20_Text"/></text:p>
      <text:p text:style-name="P7"><text:span text:style-name="Source_20_Text"><text:span text:style-name="T7">SELECT p.numpieza, p.nompieza, MAX(p.preciovent - ps.preciounit) AS max_diferencia</text:span></text:span></text:p>
      <text:p text:style-name="P7"><text:span text:style-name="Source_20_Text"><text:span text:style-name="T7">FROM pieza p</text:span></text:span></text:p>
      <text:p text:style-name="P7"><text:soft-page-break/><text:span text:style-name="Source_20_Text"><text:span text:style-name="T7">JOIN preciosum ps ON p.numpieza = ps.numpieza</text:span></text:span></text:p>
      <text:p text:style-name="P7"><text:span text:style-name="Source_20_Text"><text:span text:style-name="T7">JOIN vendedor v ON ps.numvend = v.numvend</text:span></text:span></text:p>
      <text:p text:style-name="P7"><text:span text:style-name="Source_20_Text"><text:span text:style-name="T7">WHERE v.provincia = 'Alicante'</text:span></text:span></text:p>
      <text:p text:style-name="P7"><text:span text:style-name="Source_20_Text"><text:span text:style-name="T7">GROUP BY p.numpieza, p.nompieza;</text:span>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><text:span text:style-name="T11">78.-Mostrar para los vendedores de Asturias, los números de pedido, la cantidad de piezas que lo componen así como su precio de compra máximo y mínimo. Etiqueta las columnas convenientemente. (valores 6, 2, 9900,1500</text:span></text:span><text:span text:style-name="Source_20_Text"><text:span text:style-name="T12">)</text:span></text:span></text:p>
      <text:p text:style-name="P7"><text:span text:style-name="Source_20_Text"><text:span text:style-name="T12"/></text:span></text:p>
      <text:p text:style-name="P7"><text:span text:style-name="Source_20_Text"><text:span text:style-name="T8">USE proveedores;</text:span></text:span></text:p>
      <text:p text:style-name="P7"><text:span text:style-name="Source_20_Text"><text:span text:style-name="T8"/></text:span></text:p>
      <text:p text:style-name="P7"><text:span text:style-name="Source_20_Text"><text:span text:style-name="T8">SELECT pe.numpedido AS Numero_Pedido,</text:span></text:span></text:p>
      <text:p text:style-name="P7"><text:span text:style-name="Source_20_Text"><text:span text:style-name="T8"><text:s text:c="4"/>COUNT(lp.numpieza) AS Cantidad_Piezas,</text:span></text:span></text:p>
      <text:p text:style-name="P7"><text:span text:style-name="Source_20_Text"><text:span text:style-name="T8"><text:s text:c="4"/>MAX(lp.preciocompra) AS Precio_Compra_Maximo,</text:span></text:span></text:p>
      <text:p text:style-name="P7"><text:span text:style-name="Source_20_Text"><text:span text:style-name="T8"><text:s text:c="4"/>MIN(lp.preciocompra) AS Precio_Compra_Minimo</text:span></text:span></text:p>
      <text:p text:style-name="P7"><text:span text:style-name="Source_20_Text"><text:span text:style-name="T8">FROM pedido pe</text:span></text:span></text:p>
      <text:p text:style-name="P7"><text:span text:style-name="Source_20_Text"><text:span text:style-name="T8">JOIN linped lp ON pe.numpedido = lp.numpedido</text:span></text:span></text:p>
      <text:p text:style-name="P7"><text:span text:style-name="Source_20_Text"><text:span text:style-name="T8">JOIN vendedor v ON pe.numvend = v.numvend</text:span></text:span></text:p>
      <text:p text:style-name="P7"><text:span text:style-name="Source_20_Text"><text:span text:style-name="T8">WHERE v.provincia = 'Asturias'</text:span></text:span></text:p>
      <text:p text:style-name="P7"><text:span text:style-name="Source_20_Text"><text:span text:style-name="T8">GROUP BY pe.numpedido;</text:span></text:span></text:p>
      <text:p text:style-name="P7"><text:span text:style-name="Source_20_Text"><text:span text:style-name="T12"/></text:span></text:p>
      <text:p text:style-name="P7"><text:span text:style-name="Source_20_Text"><text:span text:style-name="T11"/></text:span></text:p>
      <text:p text:style-name="P7"><text:span text:style-name="Source_20_Text"><text:span text:style-name="T11">79.-Cantidad de piezas que ofertan los proveedores. (valor 19)</text:span></text:span></text:p>
      <text:p text:style-name="P7"><text:span text:style-name="Source_20_Text"><text:span text:style-name="T11"/></text:span></text:p>
      <text:p text:style-name="P7"><text:span text:style-name="Source_20_Text"><text:span text:style-name="T7">USE proveedores;</text:span></text:span></text:p>
      <text:p text:style-name="P7"><text:span text:style-name="Source_20_Text"><text:span text:style-name="T7"/></text:span></text:p>
      <text:p text:style-name="P7"><text:span text:style-name="Source_20_Text"><text:span text:style-name="T7">SELECT COUNT(DISTINCT numpieza) AS cantidad_piezas_ofertadas</text:span></text:span></text:p>
      <text:p text:style-name="P7"><text:span text:style-name="Source_20_Text"><text:span text:style-name="T7">FROM preciosum;</text:span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oft-page-break/><text:span text:style-name="Source_20_Text"><text:span text:style-name="T11">80.-Cantidad de vendedores de nuestra BD. (valor 22)</text:span></text:span></text:p>
      <text:p text:style-name="P7"><text:span text:style-name="Source_20_Text"><text:span text:style-name="T11"/></text:span></text:p>
      <text:p text:style-name="P7"><text:span text:style-name="Source_20_Text"><text:span text:style-name="T7">USE proveedores;</text:span></text:span></text:p>
      <text:p text:style-name="P7"><text:span text:style-name="Source_20_Text"><text:span text:style-name="T7"/></text:span></text:p>
      <text:p text:style-name="P7"><text:span text:style-name="Source_20_Text"><text:span text:style-name="T7">SELECT COUNT(*) AS cantidad_vendedores</text:span></text:span></text:p>
      <text:p text:style-name="P7"><text:span text:style-name="Source_20_Text"><text:span text:style-name="T7">FROM vendedor;</text:span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>81.-Total de la diferencia en dinero entre lo pagado por compra de artículos y sus respectivos precios de suministro ofrecidos en su día por los proveedores si el segundo precio es menor que el primero. (valor 656700)</text:span></text:span></text:p>
      <text:p text:style-name="P7"><text:span text:style-name="Source_20_Text"><text:span text:style-name="T11"/></text:span></text:p>
      <text:p text:style-name="P7"><text:span text:style-name="Source_20_Text"><text:span text:style-name="T7">USE proveedores;</text:span></text:span></text:p>
      <text:p text:style-name="P7"><text:span text:style-name="Source_20_Text"><text:span text:style-name="T7"/></text:span></text:p>
      <text:p text:style-name="P7"><text:span text:style-name="Source_20_Text"><text:span text:style-name="T7">SELECT SUM(lp.preciocompra - ps.preciounit) AS total_diferencia_dinero</text:span></text:span></text:p>
      <text:p text:style-name="P7"><text:span text:style-name="Source_20_Text"><text:span text:style-name="T7">FROM linped lp</text:span></text:span></text:p>
      <text:p text:style-name="P7"><text:span text:style-name="Source_20_Text"><text:span text:style-name="T7">JOIN preciosum ps ON lp.numpieza = ps.numpieza</text:span></text:span></text:p>
      <text:p text:style-name="P7"><text:span text:style-name="Source_20_Text"><text:span text:style-name="T7">WHERE lp.preciocompra &gt; ps.preciounit;</text:span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>82.-Obtener la media de la diferencia entre el precio de venta y el de suministro indicando nombre y número de la pieza, precio de venta y diferencia media. (19)</text:span></text:span></text:p>
      <text:p text:style-name="P7"><text:span text:style-name="Source_20_Text"><text:span text:style-name="T11"/></text:span></text:p>
      <text:p text:style-name="P7"><text:span text:style-name="Source_20_Text"><text:span text:style-name="T7">USE proveedores;</text:span></text:span></text:p>
      <text:p text:style-name="P7"><text:span text:style-name="Source_20_Text"><text:span text:style-name="T7"/></text:span></text:p>
      <text:p text:style-name="P7"><text:span text:style-name="Source_20_Text"><text:span text:style-name="T7">SELECT p.numpieza AS Numero_Pieza, p.nompieza AS Nombre_Pieza, AVG(p.preciovent - ps.preciounit) AS Diferencia_Media, AVG(p.preciovent) AS Precio_Venta</text:span></text:span></text:p>
      <text:p text:style-name="P7"><text:span text:style-name="Source_20_Text"><text:span text:style-name="T7">FROM preciosum ps</text:span></text:span></text:p>
      <text:p text:style-name="P7"><text:span text:style-name="Source_20_Text"><text:span text:style-name="T7">JOIN pieza p ON ps.numpieza = p.numpieza</text:span></text:span></text:p>
      <text:p text:style-name="P7"><text:span text:style-name="Source_20_Text"><text:span text:style-name="T7">GROUP BY p.numpieza, p.nompieza;</text:span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oft-page-break/><text:span text:style-name="Source_20_Text"><text:span text:style-name="T11"/></text:span></text:p>
      <text:p text:style-name="P7"><text:span text:style-name="Source_20_Text"><text:span text:style-name="T11">83.-Obtener para cada pedido, la cantidad pedida así como la diferencia entre cantidad pedida y cantidad recibida. (7)</text:span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>84.-Obtener la cantidad de vendedores de cada empresa, indicando cantidad y nombre de la misma, ordenado descendentemente por cantidad de empleados. (14)</text:span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>85.-Obtener, por pieza recibida, la máxima diferencia entre cantidad pedida y cantidad recibida de entre todas las veces en que fue servida. (9)</text:span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>86.-Obtener el número total de vendedores que suministran cada pieza. (19)</text:span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>87.-Obtener número de pieza y número total de vendedores que la suministran para</text:span></text:span></text:p>
      <text:p text:style-name="P7"><text:span text:style-name="Source_20_Text"><text:span text:style-name="T11">piezas con un precio de venta mayor de 25000. (3)</text:span></text:span></text:p>
      <text:p text:style-name="P7"><text:span text:style-name="Source_20_Text"><text:span text:style-name="T11">88.-De cada pieza obtener el precio unitario medio de suministro. (19)</text:span></text:span></text:p>
      <text:p text:style-name="P7"><text:span text:style-name="Source_20_Text"><text:span text:style-name="T11">89.-De cada pieza de precio de venta mayor que 25000 obtener el precio medio de</text:span></text:span></text:p>
      <text:p text:style-name="P7"><text:span text:style-name="Source_20_Text"><text:span text:style-name="T11">suministro. (3)</text:span></text:span></text:p>
      <text:p text:style-name="P7"><text:span text:style-name="Source_20_Text"><text:span text:style-name="T11">90.-Obtener la media de las ventas realizadas por cada vendedor de cada pieza. (12)</text:span></text:span></text:p>
      <text:p text:style-name="P7"><text:span text:style-name="Source_20_Text"><text:span text:style-name="T11">91.-Obtener la cantidad de pedidos efectuados por fecha. (7)</text:span></text:span></text:p>
      <text:p text:style-name="P7"><text:span text:style-name="Source_20_Text"><text:span text:style-name="T11">92.- Obtener para cada número de pieza, en cuántos pedidos aparece junto con la</text:span></text:span></text:p>
      <text:p text:style-name="P7"><text:span text:style-name="Source_20_Text"><text:span text:style-name="T11">cantidad total pagada en dinero por las piezas recibidas en dichos pedidos. Ordenar</text:span></text:span></text:p>
      <text:p text:style-name="P7"><text:span text:style-name="Source_20_Text"><text:span text:style-name="T11">por la cantidad de pedidos descendentemente. (9)</text:span></text:span></text:p>
      <text:p text:style-name="P7"><text:span text:style-name="Source_20_Text"><text:span text:style-name="T11">93.-Mostrar el número de vendedor, qué cantidad de piezas ha vendido (no tiene que</text:span></text:span></text:p>
      <text:p text:style-name="P7"><text:span text:style-name="Source_20_Text"><text:span text:style-name="T11">ver ni con cantpedida ni con cantrecibida) y las ganancias en dinero (precio de</text:span></text:span></text:p>
      <text:p text:style-name="P7"><text:soft-page-break/><text:span text:style-name="Source_20_Text"><text:span text:style-name="T11">compra menos precio de suministro) de la cantidad recibida de las piezas que ha</text:span></text:span></text:p>
      <text:p text:style-name="P7"><text:span text:style-name="Source_20_Text"><text:span text:style-name="T11">vendido cada vendedor. Ordenar por el número de vendedor. (4)</text:span></text:span></text:p>
      <text:p text:style-name="P7"><text:span text:style-name="Source_20_Text"><text:span text:style-name="T11">94.-Calcular, por número de pedido, la media de la diferencia entre el precio de compra</text:span></text:span></text:p>
      <text:p text:style-name="P7"><text:span text:style-name="Source_20_Text"><text:span text:style-name="T11">y el de suministro de las líneas de cada pedido. (7)</text:span></text:span></text:p>
      <text:p text:style-name="P7"><text:span text:style-name="Source_20_Text"><text:span text:style-name="T11">95.-Obtener número y nombre de cada pieza comprada junto con la cantidad de</text:span></text:span></text:p>
      <text:p text:style-name="P7"><text:span text:style-name="Source_20_Text"><text:span text:style-name="T11">vendedores que las suministran, ordenado alfabéticamente por el nombre de la</text:span></text:span></text:p>
      <text:p text:style-name="P7"><text:span text:style-name="Source_20_Text"><text:span text:style-name="T11">misma y eliminando aquellas compradas a proveedores de la provincia de Alicante.</text:span></text:span></text:p>
      <text:p text:style-name="P7"><text:span text:style-name="Source_20_Text"><text:span text:style-name="T11">(3)</text:span></text:span></text:p>
      <text:p text:style-name="P7"><text:span text:style-name="Source_20_Text"><text:span text:style-name="T11">96.-Nombre de las empresas que tienen más de dos vendedores. (1)</text:span></text:span></text:p>
      <text:p text:style-name="P7"><text:span text:style-name="Source_20_Text"><text:span text:style-name="T11">97.-Números de pedido que tengan más de tres líneas de pedido. (1)</text:span></text:span></text:p>
      <text:p text:style-name="P7"><text:span text:style-name="Source_20_Text"><text:span text:style-name="T11">98.-Números de pedido donde el total de piezas pedidas es mayor que 40. (4)</text:span></text:span></text:p>
      <text:p text:style-name="P7"><text:span text:style-name="Source_20_Text"><text:span text:style-name="T11">99.-Obtener los números de pedido donde el importe total de la cantidad de piezas</text:span></text:span></text:p>
      <text:p text:style-name="P7"><text:span text:style-name="Source_20_Text"><text:span text:style-name="T11">recibidas sea superior a 100000. (3)</text:span></text:span></text:p>
      <text:p text:style-name="P7"><text:span text:style-name="Source_20_Text"><text:span text:style-name="T11">100.-Para las piezas que se hayan suministrado a un precio unitario medio mayor que</text:span></text:span></text:p>
      <text:p text:style-name="P7"><text:span text:style-name="Source_20_Text"><text:span text:style-name="T11">26000 obtener el número de pieza, el máximo precio unitario, y la cantidad de</text:span></text:span></text:p>
      <text:p text:style-name="P7"><text:span text:style-name="Source_20_Text"><text:span text:style-name="T11">suministradores. ( 1 registro con valores M-0003-C, 35000, 3)</text:span></text:span></text:p>
      <text:p text:style-name="P3"/>
      <text:p text:style-name="P3"/>
      <text:p text:style-name="P4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zxx" fo:country="none" style:letter-kerning="true" style:font-name-asian="Noto Serif CJK SC" style:font-size-asian="10.5pt" style:language-asian="zxx" style:country-asian="none" style:font-name-complex="Noto Sans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Noto Sans Devanagari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9:54:26.009776367</meta:creation-date>
    <dc:date>2024-05-28T20:26:59.624317495</dc:date>
    <meta:editing-duration>PT8H43M11S</meta:editing-duration>
    <meta:editing-cycles>12</meta:editing-cycles>
    <meta:generator>LibreOffice/7.4.7.2$Linux_X86_64 LibreOffice_project/40$Build-2</meta:generator>
    <meta:document-statistic meta:table-count="0" meta:image-count="0" meta:object-count="0" meta:page-count="29" meta:paragraph-count="515" meta:word-count="3701" meta:character-count="23946" meta:non-whitespace-character-count="20733"/>
  </office:meta>
</office:document-meta>
</file>